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1.8543in"/>
    </style:style>
    <style:style style:name="co2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1118in"/>
    </style:style>
    <style:style style:name="co14" style:family="table-column">
      <style:table-column-properties fo:break-before="auto" style:column-width="1.4181in"/>
    </style:style>
    <style:style style:name="co15" style:family="table-column">
      <style:table-column-properties fo:break-before="auto" style:column-width="5.1492in"/>
    </style:style>
    <style:style style:name="co16" style:family="table-column">
      <style:table-column-properties fo:break-before="auto" style:column-width="2.0154in"/>
    </style:style>
    <style:style style:name="co17" style:family="table-column">
      <style:table-column-properties fo:break-before="auto" style:column-width="2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Users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us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/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Users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string" calcext:value-type="string">
            <text:p>2 (Incomplete)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0:57:23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1T10:58:23.198000000</dc:date>
    <meta:editing-duration>PT17H52M49S</meta:editing-duration>
    <meta:editing-cycles>100</meta:editing-cycles>
    <meta:document-statistic meta:table-count="3" meta:cell-count="710" meta:object-count="0"/>
  </office:meta>
</office:document-meta>
</file>